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Symbol2" svg:font-family="Symbol"/>
    <style:font-face style:name="Wingdings2" svg:font-family="Wingdings"/>
    <style:font-face style:name="Lohit Devanagari1" svg:font-family="'Lohit Devanagari', 'MS Mincho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 Sharp1" svg:font-family="'WenQuanYi Zen Hei Sharp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Lohit Devanagari" svg:font-family="'Lohit Devanagari', 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imes New Roman2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508cm" fo:margin-bottom="0.508cm" fo:line-height="150%" fo:text-align="justify"/>
    </style:style>
    <style:style style:name="P4" style:family="paragraph">
      <style:paragraph-properties fo:margin-top="0.508cm" fo:margin-bottom="0.508cm" fo:line-height="150%" fo:text-align="justify"/>
      <style:text-properties fo:font-size="28pt" style:font-size-asian="28pt" style:font-size-complex="28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28pt" style:font-size-asian="28pt" style:font-size-complex="28pt"/>
    </style:style>
    <style:style style:name="P7" style:family="paragraph">
      <style:paragraph-properties fo:line-height="100%" fo:text-align="justify"/>
    </style:style>
    <style:style style:name="P8" style:family="paragraph">
      <style:paragraph-properties fo:line-height="150%" fo:text-align="justify"/>
      <style:text-properties fo:font-size="22pt" style:font-size-asian="22pt" style:font-size-complex="22pt"/>
    </style:style>
    <style:style style:name="P9" style:family="paragraph">
      <style:paragraph-properties fo:margin-top="0cm" fo:margin-bottom="0.5cm" fo:line-height="100%" fo:text-align="justify"/>
    </style:style>
    <style:style style:name="P10" style:family="paragraph">
      <style:paragraph-properties fo:line-height="150%" fo:text-align="justify"/>
      <style:text-properties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Times New Roman" fo:font-size="28pt" fo:language="en" fo:country="US" style:font-name-asian="Times New Roman" style:font-size-asian="28pt" style:language-asian="ar" style:country-asian="SA" style:font-size-complex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00" style:font-name="Times New Roman" fo:font-size="28pt" style:font-name-asian="Times New Roman" style:font-size-asian="28pt" style:language-asian="ar" style:country-asian="SA" style:font-size-complex="28pt"/>
    </style:style>
    <style:style style:name="T5" style:family="text">
      <style:text-properties fo:font-size="28pt" style:letter-kerning="true" style:font-size-asian="28pt" style:font-weight-asian="normal" style:font-name-complex="Lohit Devanagari2" style:font-size-complex="2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erif1" fo:font-size="28pt" fo:font-weight="normal" style:letter-kerning="true" style:font-name-asian="WenQuanYi Zen Hei Sharp" style:font-size-asian="28pt" style:font-weight-asian="normal" style:font-name-complex="Lohit Devanagari2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71cm" svg:y="8.382cm" presentation:class="title" presentation:user-transformed="true">
          <draw:text-box>
            <text:p text:style-name="P1"><text:span text:style-name="T1">Genome Analysis using "Velvet" Algorith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3" draw:text-style-name="P4" draw:layer="layout" svg:width="25.199cm" svg:height="12.179cm" svg:x="2.032cm" svg:y="5.08cm" presentation:class="outline" presentation:user-transformed="true">
          <draw:text-box>
            <text:list text:style-name="L2">
              <text:list-item>
                <text:p text:style-name="P3"><text:span text:style-name="T2">Velvet algorithms was designed to perform short read de novo sequencing alignment in relatively short computational time and with lower memory usage compared to other assemblers.</text:span></text:p>
              </text:list-item>
              <text:list-item>
                <text:p text:style-name="P3"><text:span text:style-name="T2">Velvet is an algorithm package that has been designed to deal with de novo genome assembly and short read sequencing alignments.</text:span></text:p>
              </text:list-item>
              <text:list-item>
                <text:p text:style-name="P3"><text:span text:style-name="T2">Velvet algorithm is a serial algorithm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Problem Definition</text:p>
          </draw:text-box>
        </draw:frame>
        <draw:frame presentation:style-name="pr3" draw:text-style-name="P6" draw:layer="layout" svg:width="25.199cm" svg:height="12.179cm" svg:x="1.4cm" svg:y="4.914cm" presentation:class="outlin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3"><text:span text:style-name="T3">T</text:span><text:span text:style-name="T4">o study genome sequencing and analysis using the “Velvet” algorithm.</text:span></text:p>
              </text:list-item>
              <text:list-item>
                <text:p text:style-name="P3"><text:span text:style-name="T4">To study the construction of de Bruijn Graph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imitations of Existing Methods</text:p>
          </draw:text-box>
        </draw:frame>
        <draw:frame presentation:style-name="pr3" draw:text-style-name="P8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5">Existing tools available for genome analysis are AbySS, EULER-SR, SSAKE, Edena.</text:span></text:p>
              </text:list-item>
              <text:list-item>
                <text:p text:style-name="P7"><text:span text:style-name="T5">Current DNA sequencing technologies, including NGS, operate with small reads, less than 400 bp, and have a much lower cost per read than previous first generation machines.</text:span></text:p>
              </text:list-item>
              <text:list-item>
                <text:p text:style-name="P7"><text:span text:style-name="T5">However, short reads contain less information than larger reads thus requiring a higher assembly read coverage to allow for detectable overlaps. </text:span></text:p>
              </text:list-item>
              <text:list-item>
                <text:p text:style-name="P7"><text:span text:style-name="T5">This in turn increases the complexity of the sequencing and significantly increases computational requirement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y “<text:span text:style-name="T6">Velvet</text:span>” was developed?</text:p>
          </draw:text-box>
        </draw:frame>
        <draw:frame presentation:style-name="pr3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7">To overcome the issues discussed in previous slide, dynamic sequencing programs that are efficient, highly cost effective and able to resolve errors and repeats were developed.</text:span></text:p>
              </text:list-item>
              <text:list-item>
                <text:p text:style-name="P9"><text:span text:style-name="T7">This led to the development of Velvet by Daniel Zerbino and Ewan Birney at the European Bioinformatics Institute in the United Kingdom. </text:span></text:p>
              </text:list-item>
              <text:list-item>
                <text:p text:style-name="P9"><text:span text:style-name="T7">Velvet algorithms were designed to perform short read de novo sequencing alignment in relatively short computational time and with lower memory usage compared to other assemblers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Velvet <text:line-break/>Algorith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3">Step 1:</text:span> <text:span text:style-name="T3">Simplification</text:span></text:p>
              </text:list-item>
              <text:list-item>
                <text:p text:style-name="P5"><text:span text:style-name="T3">Step 2: Error Removal</text:span></text:p>
              </text:list-item>
              <text:list-item>
                <text:p text:style-name="P5"><text:span text:style-name="T3">Step 3: Tips</text:span></text:p>
              </text:list-item>
              <text:list-item>
                <text:p text:style-name="P5"><text:span text:style-name="T3">Step 4: Bubbles</text:span></text:p>
              </text:list-item>
              <text:list-item>
                <text:p text:style-name="P5"><text:span text:style-name="T3">Step 5: Erroneous Connec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uture Scop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3">Velvet, being a serial algorithm for genome sequencing analysis, has a high time complexity, parallelization of the same can decrease the time complexity and allow faster research.</text:span></text:p>
              </text:list-item>
              <text:list-item>
                <text:p text:style-name="P5"><text:span text:style-name="T3">It will allow finding cure for genetic disorders.</text:span></text:p>
              </text:list-item>
              <text:list-item>
                <text:p text:style-name="P5"><text:span text:style-name="T3">Faster genome analysis may be the key to enabling higher functionality of the human brain in the futur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hank You</text:p>
          </draw:text-box>
        </draw:frame>
        <draw:frame presentation:style-name="pr3" draw:layer="layout" svg:width="10.922cm" svg:height="4.23cm" svg:x="0.762cm" svg:y="14.566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Symbol2" svg:font-family="Symbol"/>
    <style:font-face style:name="Wingdings2" svg:font-family="Wingdings"/>
    <style:font-face style:name="Lohit Devanagari1" svg:font-family="'Lohit Devanagari', 'MS Mincho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 Sharp1" svg:font-family="'WenQuanYi Zen Hei Sharp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Lohit Devanagari" svg:font-family="'Lohit Devanagari', 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imes New Roman2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1" style:display-name="Heading 1" style:family="graphic">
      <style:paragraph-properties fo:margin-top="0cm" fo:margin-bottom="0.374cm" fo:text-align="center" style:text-autospace="none" style:writing-mode="lr-tb"/>
      <style:text-properties fo:font-variant="small-caps" style:use-window-font-color="true" style:font-name="Times New Roman" fo:font-family="'Times New Roman'" style:font-family-generic="roman" style:font-pitch="variable" fo:font-size="12pt" fo:language="en" fo:country="US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23cm" fo:margin-bottom="0.374cm" fo:text-align="start" fo:text-indent="0cm" style:text-autospace="none" style:writing-mode="lr-tb"/>
      <style:text-properties style:use-window-font-color="true" style:font-name="Liberation Sans2" fo:font-family="'Liberation Sans', Arial" style:font-family-generic="swiss" style:font-pitch="variable" fo:font-size="16pt" fo:language="en" fo:country="US" fo:font-weight="bold" style:font-name-asian="Lohit Devanagari1" style:font-family-asian="'Lohit Devanagari', 'MS Mincho'" style:font-pitch-asian="variable" style:font-size-asian="16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left="0cm" fo:margin-right="0cm" fo:margin-top="0.436cm" fo:margin-bottom="0.374cm" fo:text-align="start" fo:text-indent="0cm" style:text-autospace="none" style:writing-mode="lr-tb"/>
      <style:text-properties style:use-window-font-color="true" style:font-name="Liberation Sans2" fo:font-family="'Liberation Sans', Arial" style:font-family-generic="swiss" style:font-pitch="variable" fo:font-size="14pt" fo:language="en" fo:country="US" fo:font-weight="bold" style:font-name-asian="Lohit Devanagari1" style:font-family-asian="'Lohit Devanagari', 'MS Mincho'" style:font-pitch-asian="variable" style:font-size-asian="14pt" style:language-asian="ar" style:country-asian="SA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age_20_Number" style:display-name="Page Number" style:family="graphic">
      <style:paragraph-properties style:text-autospace="none"/>
    </style:style>
    <style:style style:name="WW-Default_20_Paragraph_20_Font" style:display-name="WW-Default Paragraph Fon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4z3" style:family="graphic">
      <style:paragraph-properties style:text-autospace="none"/>
      <style:text-properties style:font-name="Wingdings2" fo:font-family="Wingdings" style:font-name-asian="OpenSymbol3" style:font-family-asian="OpenSymbol, 'Arial Unicode MS'" style:font-charset-asian="x-symbol"/>
    </style:style>
    <style:style style:name="WW8Num4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4z0" style:family="graphic">
      <style:paragraph-properties style:text-autospace="none"/>
      <style:text-properties style:font-name="Symbol2" fo:font-family="Symbol" style:font-name-asian="Symbol2" style:font-family-asian="Symbol"/>
    </style:style>
    <style:style style:name="WW8Num3z0" style:family="graphic">
      <style:paragraph-properties style:text-autospace="none"/>
      <style:text-properties style:font-name="Symbol2" fo:font-family="Symbol" style:font-name-asian="Symbol2" style:font-family-asian="Symbol"/>
    </style:style>
    <style:style style:name="WW8Num2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2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Illustra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Lohit Devanagari1" style:font-family-asian="'Lohit Devanagari', 'MS Mincho'" style:font-pitch-asian="variable" style:font-size-asian="12pt" style:language-asian="ar" style:country-asian="SA" style:font-style-asian="italic" style:font-style-complex="italic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Lohit Devanagari1" style:font-family-asian="'Lohit Devanagari', 'MS Mincho'" style:font-pitch-asian="variable" style:font-size-asian="12pt" style:language-asian="ar" style:country-asian="SA" style:font-style-asian="italic" style:font-style-complex="italic"/>
    </style:style>
    <style:style style:name="Normal_20__28_Web_29_" style:display-name="Normal (Web)" style:family="graphic">
      <style:paragraph-properties fo:margin-top="0.871cm" fo:margin-bottom="0.871cm" fo:line-height="150%" fo:text-align="start" style:text-autospace="none" style:writing-mode="lr-tb"/>
      <style:text-properties fo:color="#800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Lohit Devanagari1" style:font-family-asian="'Lohit Devanagari', 'MS Mincho'" style:font-pitch-asian="variable" style:font-size-asian="12pt" style:language-asian="ar" style:country-asian="SA"/>
    </style:style>
    <style:style style:name="List" style:family="graphic">
      <style:paragraph-properties fo:margin-top="0cm" fo:margin-bottom="0.374cm" fo:line-height="15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Lohit Devanagari1" style:font-family-asian="'Lohit Devanagari', 'MS Mincho'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374cm" fo:line-height="15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-background" style:family="presentation">
      <style:graphic-properties draw:stroke="none" draw:fill="gradient" draw:fill-gradient-name="Subtle_20_Tango_20_Gree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ubtle_20_Tango_20_Gree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9T11:09:47.117065355</meta:creation-date>
    <dc:date>2017-06-22T13:08:20.843043216</dc:date>
    <meta:editing-duration>PT15M18S</meta:editing-duration>
    <meta:editing-cycles>2</meta:editing-cycles>
    <meta:generator>LibreOffice/5.1.6.2$Linux_X86_64 LibreOffice_project/10m0$Build-2</meta:generator>
    <meta:document-statistic meta:object-count="52"/>
  </office:meta>
</office:document-meta>
</file>